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N°Caso (.000)\Alg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BubbleMelhorado</text:p>
          </table:table-cell>
          <table:table-cell office:value-type="string" calcext:value-type="string">
            <text:p>Quick primeiro</text:p>
          </table:table-cell>
          <table:table-cell office:value-type="string" calcext:value-type="string">
            <text:p>Quick Meio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Merge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78" calcext:value-type="float">
            <text:p>0,00078</text:p>
          </table:table-cell>
          <table:table-cell office:value-type="float" office:value="0.000003" calcext:value-type="float">
            <text:p>0,000003</text:p>
          </table:table-cell>
          <table:table-cell/>
          <table:table-cell office:value-type="float" office:value="0.000015" calcext:value-type="float">
            <text:p>0,000015</text:p>
          </table:table-cell>
          <table:table-cell office:value-type="float" office:value="0.000003" calcext:value-type="float">
            <text:p>0,000003</text:p>
          </table:table-cell>
          <table:table-cell office:value-type="float" office:value="0.000075" calcext:value-type="float">
            <text:p>0,000075</text:p>
          </table:table-cell>
          <table:table-cell office:value-type="float" office:value="0.00094" calcext:value-type="float">
            <text:p>0,00094</text:p>
          </table:table-cell>
          <table:table-cell table:number-columns-repeated="2" office:value-type="float" office:value="0.00015" calcext:value-type="float">
            <text:p>0,000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343" calcext:value-type="float">
            <text:p>0,02343</text:p>
          </table:table-cell>
          <table:table-cell office:value-type="float" office:value="0.000012" calcext:value-type="float">
            <text:p>0,000012</text:p>
          </table:table-cell>
          <table:table-cell/>
          <table:table-cell office:value-type="float" office:value="0.000126" calcext:value-type="float">
            <text:p>0,000126</text:p>
          </table:table-cell>
          <table:table-cell office:value-type="float" office:value="0.000013" calcext:value-type="float">
            <text:p>0,000013</text:p>
          </table:table-cell>
          <table:table-cell office:value-type="float" office:value="0.000155" calcext:value-type="float">
            <text:p>0,000155</text:p>
          </table:table-cell>
          <table:table-cell office:value-type="float" office:value="0.02452" calcext:value-type="float">
            <text:p>0,02452</text:p>
          </table:table-cell>
          <table:table-cell office:value-type="float" office:value="0.00063" calcext:value-type="float">
            <text:p>0,00063</text:p>
          </table:table-cell>
          <table:table-cell office:value-type="float" office:value="0.00031" calcext:value-type="float">
            <text:p>0,000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9388" calcext:value-type="float">
            <text:p>0,09388</text:p>
          </table:table-cell>
          <table:table-cell office:value-type="float" office:value="0.000019" calcext:value-type="float">
            <text:p>0,000019</text:p>
          </table:table-cell>
          <table:table-cell/>
          <table:table-cell office:value-type="float" office:value="0.000251" calcext:value-type="float">
            <text:p>0,000251</text:p>
          </table:table-cell>
          <table:table-cell office:value-type="float" office:value="0.000031" calcext:value-type="float">
            <text:p>0,000031</text:p>
          </table:table-cell>
          <table:table-cell office:value-type="float" office:value="0.000235" calcext:value-type="float">
            <text:p>0,000235</text:p>
          </table:table-cell>
          <table:table-cell office:value-type="float" office:value="0.09732" calcext:value-type="float">
            <text:p>0,09732</text:p>
          </table:table-cell>
          <table:table-cell office:value-type="float" office:value="0.00109" calcext:value-type="float">
            <text:p>0,00109</text:p>
          </table:table-cell>
          <table:table-cell office:value-type="float" office:value="0.00062" calcext:value-type="float">
            <text:p>0,000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1135" calcext:value-type="float">
            <text:p>0,21135</text:p>
          </table:table-cell>
          <table:table-cell office:value-type="float" office:value="0.000028" calcext:value-type="float">
            <text:p>0,000028</text:p>
          </table:table-cell>
          <table:table-cell/>
          <table:table-cell office:value-type="float" office:value="0.000374" calcext:value-type="float">
            <text:p>0,000374</text:p>
          </table:table-cell>
          <table:table-cell office:value-type="float" office:value="0.000047" calcext:value-type="float">
            <text:p>0,000047</text:p>
          </table:table-cell>
          <table:table-cell office:value-type="float" office:value="0.00031" calcext:value-type="float">
            <text:p>0,00031</text:p>
          </table:table-cell>
          <table:table-cell office:value-type="float" office:value="0.21932" calcext:value-type="float">
            <text:p>0,21932</text:p>
          </table:table-cell>
          <table:table-cell office:value-type="float" office:value="0.00203" calcext:value-type="float">
            <text:p>0,00203</text:p>
          </table:table-cell>
          <table:table-cell office:value-type="float" office:value="0.0011" calcext:value-type="float">
            <text:p>0,00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7601" calcext:value-type="float">
            <text:p>0,37601</text:p>
          </table:table-cell>
          <table:table-cell office:value-type="float" office:value="0.000041" calcext:value-type="float">
            <text:p>0,000041</text:p>
          </table:table-cell>
          <table:table-cell/>
          <table:table-cell office:value-type="float" office:value="0.000436" calcext:value-type="float">
            <text:p>0,000436</text:p>
          </table:table-cell>
          <table:table-cell office:value-type="float" office:value="0.000056" calcext:value-type="float">
            <text:p>0,000056</text:p>
          </table:table-cell>
          <table:table-cell office:value-type="float" office:value="0.000625" calcext:value-type="float">
            <text:p>0,000625</text:p>
          </table:table-cell>
          <table:table-cell office:value-type="float" office:value="0.38991" calcext:value-type="float">
            <text:p>0,38991</text:p>
          </table:table-cell>
          <table:table-cell office:value-type="float" office:value="0.00249" calcext:value-type="float">
            <text:p>0,00249</text:p>
          </table:table-cell>
          <table:table-cell office:value-type="float" office:value="0.00157" calcext:value-type="float">
            <text:p>0,0015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58737" calcext:value-type="float">
            <text:p>0,58737</text:p>
          </table:table-cell>
          <table:table-cell office:value-type="float" office:value="0.000054" calcext:value-type="float">
            <text:p>0,000054</text:p>
          </table:table-cell>
          <table:table-cell/>
          <table:table-cell office:value-type="float" office:value="0.000643" calcext:value-type="float">
            <text:p>0,000643</text:p>
          </table:table-cell>
          <table:table-cell office:value-type="float" office:value="0.000063" calcext:value-type="float">
            <text:p>0,000063</text:p>
          </table:table-cell>
          <table:table-cell office:value-type="float" office:value="0.000625" calcext:value-type="float">
            <text:p>0,000625</text:p>
          </table:table-cell>
          <table:table-cell office:value-type="float" office:value="0.601" calcext:value-type="float">
            <text:p>0,601</text:p>
          </table:table-cell>
          <table:table-cell office:value-type="float" office:value="0.00298" calcext:value-type="float">
            <text:p>0,00298</text:p>
          </table:table-cell>
          <table:table-cell office:value-type="float" office:value="0.00171" calcext:value-type="float">
            <text:p>0,0017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4605" calcext:value-type="float">
            <text:p>0,84605</text:p>
          </table:table-cell>
          <table:table-cell office:value-type="float" office:value="0.000064" calcext:value-type="float">
            <text:p>0,000064</text:p>
          </table:table-cell>
          <table:table-cell/>
          <table:table-cell office:value-type="float" office:value="0.000734" calcext:value-type="float">
            <text:p>0,000734</text:p>
          </table:table-cell>
          <table:table-cell office:value-type="float" office:value="0.000093" calcext:value-type="float">
            <text:p>0,000093</text:p>
          </table:table-cell>
          <table:table-cell office:value-type="float" office:value="0.000855" calcext:value-type="float">
            <text:p>0,000855</text:p>
          </table:table-cell>
          <table:table-cell office:value-type="float" office:value="0.87276" calcext:value-type="float">
            <text:p>0,87276</text:p>
          </table:table-cell>
          <table:table-cell office:value-type="float" office:value="0.00406" calcext:value-type="float">
            <text:p>0,00406</text:p>
          </table:table-cell>
          <table:table-cell office:value-type="float" office:value="0.00234" calcext:value-type="float">
            <text:p>0,002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15192" calcext:value-type="float">
            <text:p>1,15192</text:p>
          </table:table-cell>
          <table:table-cell office:value-type="float" office:value="0.000072" calcext:value-type="float">
            <text:p>0,000072</text:p>
          </table:table-cell>
          <table:table-cell/>
          <table:table-cell office:value-type="float" office:value="0.000877" calcext:value-type="float">
            <text:p>0,000877</text:p>
          </table:table-cell>
          <table:table-cell office:value-type="float" office:value="0.000075" calcext:value-type="float">
            <text:p>0,000075</text:p>
          </table:table-cell>
          <table:table-cell office:value-type="float" office:value="0.001095" calcext:value-type="float">
            <text:p>0,001095</text:p>
          </table:table-cell>
          <table:table-cell office:value-type="float" office:value="1.18519" calcext:value-type="float">
            <text:p>1,18519</text:p>
          </table:table-cell>
          <table:table-cell office:value-type="float" office:value="0.00438" calcext:value-type="float">
            <text:p>0,00438</text:p>
          </table:table-cell>
          <table:table-cell office:value-type="float" office:value="0.00266" calcext:value-type="float">
            <text:p>0,0026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50418" calcext:value-type="float">
            <text:p>1,50418</text:p>
          </table:table-cell>
          <table:table-cell office:value-type="float" office:value="0.000066" calcext:value-type="float">
            <text:p>0,000066</text:p>
          </table:table-cell>
          <table:table-cell/>
          <table:table-cell office:value-type="float" office:value="0.001079" calcext:value-type="float">
            <text:p>0,001079</text:p>
          </table:table-cell>
          <table:table-cell office:value-type="float" office:value="0.000109" calcext:value-type="float">
            <text:p>0,000109</text:p>
          </table:table-cell>
          <table:table-cell office:value-type="float" office:value="0.001015" calcext:value-type="float">
            <text:p>0,001015</text:p>
          </table:table-cell>
          <table:table-cell office:value-type="float" office:value="1.54214" calcext:value-type="float">
            <text:p>1,54214</text:p>
          </table:table-cell>
          <table:table-cell office:value-type="float" office:value="0.00547" calcext:value-type="float">
            <text:p>0,00547</text:p>
          </table:table-cell>
          <table:table-cell office:value-type="float" office:value="0.00312" calcext:value-type="float">
            <text:p>0,0031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90346" calcext:value-type="float">
            <text:p>1,90346</text:p>
          </table:table-cell>
          <table:table-cell office:value-type="float" office:value="0.000081" calcext:value-type="float">
            <text:p>0,000081</text:p>
          </table:table-cell>
          <table:table-cell/>
          <table:table-cell office:value-type="float" office:value="0.001202" calcext:value-type="float">
            <text:p>0,001202</text:p>
          </table:table-cell>
          <table:table-cell office:value-type="float" office:value="0.000135" calcext:value-type="float">
            <text:p>0,000135</text:p>
          </table:table-cell>
          <table:table-cell office:value-type="float" office:value="0.00125" calcext:value-type="float">
            <text:p>0,00125</text:p>
          </table:table-cell>
          <table:table-cell office:value-type="float" office:value="1.97509" calcext:value-type="float">
            <text:p>1,97509</text:p>
          </table:table-cell>
          <table:table-cell office:value-type="float" office:value="0.00624" calcext:value-type="float">
            <text:p>0,00624</text:p>
          </table:table-cell>
          <table:table-cell office:value-type="float" office:value="0.00343" calcext:value-type="float">
            <text:p>0,0034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35039" calcext:value-type="float">
            <text:p>2,35039</text:p>
          </table:table-cell>
          <table:table-cell office:value-type="float" office:value="0.000094" calcext:value-type="float">
            <text:p>0,000094</text:p>
          </table:table-cell>
          <table:table-cell/>
          <table:table-cell office:value-type="float" office:value="0.001373" calcext:value-type="float">
            <text:p>0,001373</text:p>
          </table:table-cell>
          <table:table-cell office:value-type="float" office:value="0.000153" calcext:value-type="float">
            <text:p>0,000153</text:p>
          </table:table-cell>
          <table:table-cell office:value-type="float" office:value="0.00148" calcext:value-type="float">
            <text:p>0,00148</text:p>
          </table:table-cell>
          <table:table-cell office:value-type="float" office:value="2.49411" calcext:value-type="float">
            <text:p>2,49411</text:p>
          </table:table-cell>
          <table:table-cell office:value-type="float" office:value="0.00672" calcext:value-type="float">
            <text:p>0,00672</text:p>
          </table:table-cell>
          <table:table-cell office:value-type="float" office:value="0.0039" calcext:value-type="float">
            <text:p>0,003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.84402" calcext:value-type="float">
            <text:p>2,84402</text:p>
          </table:table-cell>
          <table:table-cell office:value-type="float" office:value="0.000108" calcext:value-type="float">
            <text:p>0,000108</text:p>
          </table:table-cell>
          <table:table-cell/>
          <table:table-cell office:value-type="float" office:value="0.001483" calcext:value-type="float">
            <text:p>0,001483</text:p>
          </table:table-cell>
          <table:table-cell office:value-type="float" office:value="0.000162" calcext:value-type="float">
            <text:p>0,000162</text:p>
          </table:table-cell>
          <table:table-cell office:value-type="float" office:value="0.00156" calcext:value-type="float">
            <text:p>0,00156</text:p>
          </table:table-cell>
          <table:table-cell office:value-type="float" office:value="2.96508" calcext:value-type="float">
            <text:p>2,96508</text:p>
          </table:table-cell>
          <table:table-cell office:value-type="float" office:value="0.0075" calcext:value-type="float">
            <text:p>0,0075</text:p>
          </table:table-cell>
          <table:table-cell office:value-type="float" office:value="0.00453" calcext:value-type="float">
            <text:p>0,0045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.3894" calcext:value-type="float">
            <text:p>3,3894</text:p>
          </table:table-cell>
          <table:table-cell office:value-type="float" office:value="0.000113" calcext:value-type="float">
            <text:p>0,000113</text:p>
          </table:table-cell>
          <table:table-cell/>
          <table:table-cell office:value-type="float" office:value="0.001574" calcext:value-type="float">
            <text:p>0,001574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.001715" calcext:value-type="float">
            <text:p>0,001715</text:p>
          </table:table-cell>
          <table:table-cell office:value-type="float" office:value="3.52871" calcext:value-type="float">
            <text:p>3,52871</text:p>
          </table:table-cell>
          <table:table-cell office:value-type="float" office:value="0.00812" calcext:value-type="float">
            <text:p>0,00812</text:p>
          </table:table-cell>
          <table:table-cell office:value-type="float" office:value="0.00454" calcext:value-type="float">
            <text:p>0,0045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.97438" calcext:value-type="float">
            <text:p>3,97438</text:p>
          </table:table-cell>
          <table:table-cell office:value-type="float" office:value="0.000122" calcext:value-type="float">
            <text:p>0,000122</text:p>
          </table:table-cell>
          <table:table-cell/>
          <table:table-cell office:value-type="float" office:value="0.001766" calcext:value-type="float">
            <text:p>0,001766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1875" calcext:value-type="float">
            <text:p>0,001875</text:p>
          </table:table-cell>
          <table:table-cell office:value-type="float" office:value="4.09232" calcext:value-type="float">
            <text:p>4,09232</text:p>
          </table:table-cell>
          <table:table-cell office:value-type="float" office:value="0.00906" calcext:value-type="float">
            <text:p>0,00906</text:p>
          </table:table-cell>
          <table:table-cell office:value-type="float" office:value="0.00515" calcext:value-type="float">
            <text:p>0,0051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.61065" calcext:value-type="float">
            <text:p>4,61065</text:p>
          </table:table-cell>
          <table:table-cell office:value-type="float" office:value="0.000134" calcext:value-type="float">
            <text:p>0,000134</text:p>
          </table:table-cell>
          <table:table-cell/>
          <table:table-cell office:value-type="float" office:value="0.001891" calcext:value-type="float">
            <text:p>0,001891</text:p>
          </table:table-cell>
          <table:table-cell office:value-type="float" office:value="0.000184" calcext:value-type="float">
            <text:p>0,000184</text:p>
          </table:table-cell>
          <table:table-cell office:value-type="float" office:value="0.00188" calcext:value-type="float">
            <text:p>0,00188</text:p>
          </table:table-cell>
          <table:table-cell office:value-type="float" office:value="4.71279" calcext:value-type="float">
            <text:p>4,71279</text:p>
          </table:table-cell>
          <table:table-cell office:value-type="float" office:value="0.00983" calcext:value-type="float">
            <text:p>0,00983</text:p>
          </table:table-cell>
          <table:table-cell office:value-type="float" office:value="0.00562" calcext:value-type="float">
            <text:p>0,0056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.29282" calcext:value-type="float">
            <text:p>5,29282</text:p>
          </table:table-cell>
          <table:table-cell office:value-type="float" office:value="0.000139" calcext:value-type="float">
            <text:p>0,000139</text:p>
          </table:table-cell>
          <table:table-cell/>
          <table:table-cell office:value-type="float" office:value="0.002046" calcext:value-type="float">
            <text:p>0,002046</text:p>
          </table:table-cell>
          <table:table-cell office:value-type="float" office:value="0.000216" calcext:value-type="float">
            <text:p>0,000216</text:p>
          </table:table-cell>
          <table:table-cell office:value-type="float" office:value="0.00203" calcext:value-type="float">
            <text:p>0,00203</text:p>
          </table:table-cell>
          <table:table-cell office:value-type="float" office:value="5.37031" calcext:value-type="float">
            <text:p>5,37031</text:p>
          </table:table-cell>
          <table:table-cell office:value-type="float" office:value="0.01063" calcext:value-type="float">
            <text:p>0,01063</text:p>
          </table:table-cell>
          <table:table-cell office:value-type="float" office:value="0.00624" calcext:value-type="float">
            <text:p>0,0062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.02234" calcext:value-type="float">
            <text:p>6,02234</text:p>
          </table:table-cell>
          <table:table-cell office:value-type="float" office:value="0.000148" calcext:value-type="float">
            <text:p>0,000148</text:p>
          </table:table-cell>
          <table:table-cell/>
          <table:table-cell office:value-type="float" office:value="0.002219" calcext:value-type="float">
            <text:p>0,002219</text:p>
          </table:table-cell>
          <table:table-cell office:value-type="float" office:value="0.00022" calcext:value-type="float">
            <text:p>0,00022</text:p>
          </table:table-cell>
          <table:table-cell office:value-type="float" office:value="0.00234" calcext:value-type="float">
            <text:p>0,00234</text:p>
          </table:table-cell>
          <table:table-cell office:value-type="float" office:value="6.25988" calcext:value-type="float">
            <text:p>6,25988</text:p>
          </table:table-cell>
          <table:table-cell office:value-type="float" office:value="0.0114" calcext:value-type="float">
            <text:p>0,0114</text:p>
          </table:table-cell>
          <table:table-cell office:value-type="float" office:value="0.00656" calcext:value-type="float">
            <text:p>0,0065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.80089" calcext:value-type="float">
            <text:p>6,80089</text:p>
          </table:table-cell>
          <table:table-cell office:value-type="float" office:value="0.000169" calcext:value-type="float">
            <text:p>0,000169</text:p>
          </table:table-cell>
          <table:table-cell/>
          <table:table-cell office:value-type="float" office:value="0.002546" calcext:value-type="float">
            <text:p>0,002546</text:p>
          </table:table-cell>
          <table:table-cell office:value-type="float" office:value="0.000253" calcext:value-type="float">
            <text:p>0,000253</text:p>
          </table:table-cell>
          <table:table-cell office:value-type="float" office:value="0.002505" calcext:value-type="float">
            <text:p>0,002505</text:p>
          </table:table-cell>
          <table:table-cell office:value-type="float" office:value="7.06852" calcext:value-type="float">
            <text:p>7,06852</text:p>
          </table:table-cell>
          <table:table-cell office:value-type="float" office:value="0.01204" calcext:value-type="float">
            <text:p>0,01204</text:p>
          </table:table-cell>
          <table:table-cell office:value-type="float" office:value="0.00719" calcext:value-type="float">
            <text:p>0,0071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.62447" calcext:value-type="float">
            <text:p>7,62447</text:p>
          </table:table-cell>
          <table:table-cell office:value-type="float" office:value="0.000178" calcext:value-type="float">
            <text:p>0,000178</text:p>
          </table:table-cell>
          <table:table-cell/>
          <table:table-cell office:value-type="float" office:value="0.002515" calcext:value-type="float">
            <text:p>0,002515</text:p>
          </table:table-cell>
          <table:table-cell office:value-type="float" office:value="0.000262" calcext:value-type="float">
            <text:p>0,000262</text:p>
          </table:table-cell>
          <table:table-cell office:value-type="float" office:value="0.00266" calcext:value-type="float">
            <text:p>0,00266</text:p>
          </table:table-cell>
          <table:table-cell office:value-type="float" office:value="7.92607" calcext:value-type="float">
            <text:p>7,92607</text:p>
          </table:table-cell>
          <table:table-cell office:value-type="float" office:value="0.01264" calcext:value-type="float">
            <text:p>0,01264</text:p>
          </table:table-cell>
          <table:table-cell office:value-type="float" office:value="0.00749" calcext:value-type="float">
            <text:p>0,0074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.51225" calcext:value-type="float">
            <text:p>8,51225</text:p>
          </table:table-cell>
          <table:table-cell office:value-type="float" office:value="0.000184" calcext:value-type="float">
            <text:p>0,000184</text:p>
          </table:table-cell>
          <table:table-cell/>
          <table:table-cell office:value-type="float" office:value="0.002703" calcext:value-type="float">
            <text:p>0,002703</text:p>
          </table:table-cell>
          <table:table-cell office:value-type="float" office:value="0.000279" calcext:value-type="float">
            <text:p>0,000279</text:p>
          </table:table-cell>
          <table:table-cell office:value-type="float" office:value="0.00273" calcext:value-type="float">
            <text:p>0,00273</text:p>
          </table:table-cell>
          <table:table-cell office:value-type="float" office:value="8.84429" calcext:value-type="float">
            <text:p>8,84429</text:p>
          </table:table-cell>
          <table:table-cell office:value-type="float" office:value="0.01329" calcext:value-type="float">
            <text:p>0,01329</text:p>
          </table:table-cell>
          <table:table-cell office:value-type="float" office:value="0.00765" calcext:value-type="float">
            <text:p>0,0076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.41592" calcext:value-type="float">
            <text:p>9,41592</text:p>
          </table:table-cell>
          <table:table-cell office:value-type="float" office:value="0.000193" calcext:value-type="float">
            <text:p>0,000193</text:p>
          </table:table-cell>
          <table:table-cell/>
          <table:table-cell office:value-type="float" office:value="0.002922" calcext:value-type="float">
            <text:p>0,002922</text:p>
          </table:table-cell>
          <table:table-cell office:value-type="float" office:value="0.000319" calcext:value-type="float">
            <text:p>0,000319</text:p>
          </table:table-cell>
          <table:table-cell office:value-type="float" office:value="0.00281" calcext:value-type="float">
            <text:p>0,00281</text:p>
          </table:table-cell>
          <table:table-cell office:value-type="float" office:value="9.77847" calcext:value-type="float">
            <text:p>9,77847</text:p>
          </table:table-cell>
          <table:table-cell office:value-type="float" office:value="0.01438" calcext:value-type="float">
            <text:p>0,01438</text:p>
          </table:table-cell>
          <table:table-cell office:value-type="float" office:value="0.00829" calcext:value-type="float">
            <text:p>0,008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30">00/00/0000</text:date>, <text:time style:data-style-name="N2" text:time-value="08:40:41.80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9T14:20:16.235000000</meta:creation-date>
    <dc:date>2024-10-30T12:33:11.525000000</dc:date>
    <meta:editing-duration>PT4H54M9S</meta:editing-duration>
    <meta:editing-cycles>7</meta:editing-cycles>
    <meta:generator>LibreOffice/7.6.7.2$Windows_X86_64 LibreOffice_project/dd47e4b30cb7dab30588d6c79c651f218165e3c5</meta:generator>
    <meta:document-statistic meta:table-count="1" meta:cell-count="199" meta:object-count="0"/>
  </office:meta>
</office:document-meta>
</file>